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2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ORDOÑEZ CHAMBI LUIS FERNAND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4353475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CUZ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2910002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HAMBI SULLCARANA DE HUALLPA, ANDRE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3856638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2910002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ORDOÑEZ CHAMBI LUIS FERNANDO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44353475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3/12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35</text:p>
          </table:table-cell>
          <table:table-cell table:style-name="Tableau1.A2" office:value-type="string">
            <text:p text:style-name="P7">400</text:p>
          </table:table-cell>
          <table:table-cell table:style-name="Tableau1.D2" office:value-type="string">
            <text:p text:style-name="P8">94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94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2/11/2021</text:p>
          </table:table-cell>
          <table:table-cell table:style-name="Tabla2.A3" office:value-type="string">
            <text:p text:style-name="P22">550267</text:p>
          </table:table-cell>
          <table:table-cell table:style-name="Tabla2.D3" office:value-type="string">
            <text:p text:style-name="P23">944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17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2T21:33:32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